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0f6cd6" style:font-size-asian="8pt" style:font-size-complex="8pt"/>
    </style:style>
    <style:style style:name="P3" style:family="paragraph" style:parent-style-name="Preformatted_20_Text">
      <style:text-properties fo:font-size="8pt" officeooo:paragraph-rsid="000e272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k Numbers:</text:p>
      <text:p text:style-name="P1"/>
      <text:p text:style-name="P1">1 <text:s text:c="6"/>▇▇▇</text:p>
      <text:p text:style-name="P1">2 <text:s text:c="5"/>▇▇▇▇▇</text:p>
      <text:p text:style-name="P1">3 <text:s text:c="4"/>▇▇▇▇▇▇▇</text:p>
      <text:p text:style-name="P1">4 <text:s text:c="3"/>▇▇▇▇▇▇▇▇▇</text:p>
      <text:p text:style-name="P1">5 <text:s text:c="2"/>▇▇▇▇▇▇▇▇▇▇▇</text:p>
      <text:p text:style-name="P2">6 <text:s/>▇▇▇▇▇▇▇▇▇▇▇▇▇</text:p>
      <text:p text:style-name="P2"/>
      <text:p text:style-name="P2"/>
      <text:p text:style-name="P2"/>
      <text:p text:style-name="P1">Tower Labels:</text:p>
      <text:p text:style-name="P1"/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9"/>░ <text:s text:c="12"/>░ <text:s text:c="12"/>░</text:p>
      <text:p text:style-name="P1"><text:s text:c="2"/></text:p>
      <text:p text:style-name="P2"><text:s text:c="9"/>A <text:s text:c="12"/>B <text:s text:c="12"/>C</text:p>
      <text:p text:style-name="P1"/>
      <text:p text:style-name="P1"/>
      <text:p text:style-name="P1">2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5"/>1 <text:s text:c="5"/>│ <text:s text:c="3"/>A -&gt; B <text:s text:c="3"/>│</text:p>
      <text:p text:style-name="P1">│ <text:s text:c="3"/>2 │ <text:s text:c="5"/>2 <text:s text:c="5"/>│ <text:s text:c="3"/>A -&gt; C <text:s text:c="3"/>│</text:p>
      <text:p text:style-name="P1">│ <text:s text:c="3"/>3 │ <text:s text:c="5"/>1 <text:s text:c="5"/>│ <text:s text:c="3"/>B -&gt; C <text:s text:c="3"/>│</text:p>
      <text:p text:style-name="P1">└──────┴─────────────┴──────────────┘</text:p>
      <text:p text:style-name="P1"/>
      <text:p text:style-name="P1">3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5"/>1 <text:s text:c="5"/>│ <text:s text:c="3"/>A -&gt; C <text:s text:c="3"/>│</text:p>
      <text:p text:style-name="P1">│ <text:s text:c="3"/>2 │ <text:s text:c="5"/>2 <text:s text:c="5"/>│ <text:s text:c="3"/>A -&gt; B <text:s text:c="3"/>│</text:p>
      <text:p text:style-name="P1">│ <text:s text:c="3"/>3 │ <text:s text:c="5"/>1 <text:s text:c="5"/>│ <text:s text:c="3"/>C -&gt; B <text:s text:c="3"/>│</text:p>
      <text:p text:style-name="P1">│ <text:s text:c="3"/>4 │ <text:s text:c="12"/>│ <text:s text:c="5"/>-&gt; <text:s text:c="5"/>│</text:p>
      <text:p text:style-name="P1">│ <text:s text:c="3"/>5 │ <text:s text:c="12"/>│ <text:s text:c="5"/>-&gt; <text:s text:c="5"/>│</text:p>
      <text:p text:style-name="P1">│ <text:s text:c="3"/>6 │ <text:s text:c="12"/>│ <text:s text:c="5"/>-&gt; <text:s text:c="5"/>│</text:p>
      <text:p text:style-name="P1">│ <text:s text:c="3"/>7 │ <text:s text:c="12"/>│ <text:s text:c="5"/>-&gt; <text:s text:c="5"/>│</text:p>
      <text:p text:style-name="P1">└──────┴─────────────┴──────────────┘</text:p>
      <text:p text:style-name="P1"/>
      <text:p text:style-name="P1">4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5"/>1 <text:s text:c="5"/>│ <text:s text:c="3"/>A -&gt; B <text:s text:c="3"/>│</text:p>
      <text:p text:style-name="P1">│ <text:s text:c="3"/>2 │ <text:s text:c="5"/>2 <text:s text:c="5"/>│ <text:s text:c="3"/>A -&gt; C <text:s text:c="3"/>│</text:p>
      <text:p text:style-name="P1">│ <text:s text:c="3"/>3 │ <text:s text:c="5"/>1 <text:s text:c="5"/>│ <text:s text:c="3"/>B -&gt; C <text:s text:c="3"/>│</text:p>
      <text:p text:style-name="P1">│ <text:s text:c="3"/>4 │ <text:s text:c="12"/>│ <text:s text:c="5"/>-&gt; <text:s text:c="5"/>│</text:p>
      <text:p text:style-name="P1">│ <text:s text:c="3"/>5 │ <text:s text:c="12"/>│ <text:s text:c="5"/>-&gt; <text:s text:c="5"/>│</text:p>
      <text:p text:style-name="P1">│ <text:s text:c="3"/>6 │ <text:s text:c="12"/>│ <text:s text:c="5"/>-&gt; <text:s text:c="5"/>│</text:p>
      <text:p text:style-name="P1">│ <text:s text:c="3"/>7 │ <text:s text:c="12"/>│ <text:s text:c="5"/>-&gt; <text:s text:c="5"/>│</text:p>
      <text:p text:style-name="P1">│ <text:s text:c="3"/>8 │ <text:s text:c="12"/>│ <text:s text:c="5"/>-&gt; <text:s text:c="5"/>│</text:p>
      <text:p text:style-name="P1">│ <text:s text:c="3"/>9 │ <text:s text:c="12"/>│ <text:s text:c="5"/>-&gt; <text:s text:c="5"/>│</text:p>
      <text:p text:style-name="P1">│ <text:s text:c="2"/>10 │ <text:s text:c="12"/>│ <text:s text:c="5"/>-&gt; <text:s text:c="5"/>│</text:p>
      <text:p text:style-name="P1">│ <text:s text:c="2"/>11 │ <text:s text:c="12"/>│ <text:s text:c="5"/>-&gt; <text:s text:c="5"/>│</text:p>
      <text:p text:style-name="P1">│ <text:s text:c="2"/>12 │ <text:s text:c="12"/>│ <text:s text:c="5"/>-&gt; <text:s text:c="5"/>│</text:p>
      <text:p text:style-name="P1">│ <text:s text:c="2"/>13 │ <text:s text:c="12"/>│ <text:s text:c="5"/>-&gt; <text:s text:c="5"/>│</text:p>
      <text:p text:style-name="P1">│ <text:s text:c="2"/>14 │ <text:s text:c="12"/>│ <text:s text:c="5"/>-&gt; <text:s text:c="5"/>│</text:p>
      <text:p text:style-name="P1">│ <text:s text:c="2"/>15 │ <text:s text:c="12"/>│ <text:s text:c="5"/>-&gt; <text:s text:c="5"/>│</text:p>
      <text:p text:style-name="P3">└──────┴─────────────┴──────────────┘</text:p>
      <text:p text:style-name="P1"/>
      <text:p text:style-name="P2"/>
      <text:p text:style-name="P2"/>
      <text:p text:style-name="P2"/>
      <text:p text:style-name="P2"/>
      <text:p text:style-name="P2">6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5"/>1 <text:s text:c="5"/>│ <text:s text:c="3"/>A -&gt; B <text:s text:c="3"/>│</text:p>
      <text:p text:style-name="P1">│ <text:s text:c="3"/>2 │ <text:s text:c="5"/>2 <text:s text:c="5"/>│ <text:s text:c="3"/>A -&gt; C <text:s text:c="3"/>│</text:p>
      <text:p text:style-name="P1">│ <text:s text:c="3"/>3 │ <text:s text:c="5"/>1 <text:s text:c="5"/>│ <text:s text:c="3"/>B -&gt; C <text:s text:c="3"/>│</text:p>
      <text:p text:style-name="P1">│ <text:s text:c="3"/>4 │ <text:s text:c="12"/>│ <text:s text:c="5"/>-&gt; <text:s text:c="5"/>│</text:p>
      <text:p text:style-name="P1">│ <text:s text:c="3"/>5 │ <text:s text:c="12"/>│ <text:s text:c="5"/>-&gt; <text:s text:c="5"/>│</text:p>
      <text:p text:style-name="P1">│ <text:s text:c="3"/>6 │ <text:s text:c="12"/>│ <text:s text:c="5"/>-&gt; <text:s text:c="5"/>│</text:p>
      <text:p text:style-name="P1">│ <text:s text:c="3"/>7 │ <text:s text:c="12"/>│ <text:s text:c="5"/>-&gt; <text:s text:c="5"/>│</text:p>
      <text:p text:style-name="P1">│ <text:s text:c="3"/>8 │ <text:s text:c="12"/>│ <text:s text:c="5"/>-&gt; <text:s text:c="5"/>│</text:p>
      <text:p text:style-name="P1">│ <text:s text:c="3"/>9 │ <text:s text:c="12"/>│ <text:s text:c="5"/>-&gt; <text:s text:c="5"/>│</text:p>
      <text:p text:style-name="P1">│ <text:s text:c="2"/>10 │ <text:s text:c="12"/>│ <text:s text:c="5"/>-&gt; <text:s text:c="5"/>│</text:p>
      <text:p text:style-name="P1">│ <text:s text:c="2"/>11 │ <text:s text:c="12"/>│ <text:s text:c="5"/>-&gt; <text:s text:c="5"/>│</text:p>
      <text:p text:style-name="P1">│ <text:s text:c="2"/>12 │ <text:s text:c="12"/>│ <text:s text:c="5"/>-&gt; <text:s text:c="5"/>│</text:p>
      <text:p text:style-name="P1">│ <text:s text:c="2"/>13 │ <text:s text:c="12"/>│ <text:s text:c="5"/>-&gt; <text:s text:c="5"/>│</text:p>
      <text:p text:style-name="P1">│ <text:s text:c="2"/>14 │ <text:s text:c="12"/>│ <text:s text:c="5"/>-&gt; <text:s text:c="5"/>│</text:p>
      <text:p text:style-name="P1">│ <text:s text:c="2"/>15 │ <text:s text:c="12"/>│ <text:s text:c="5"/>-&gt; <text:s text:c="5"/>│</text:p>
      <text:p text:style-name="P1">│ <text:s text:c="2"/>16 │ <text:s text:c="12"/>│ <text:s text:c="5"/>-&gt; <text:s text:c="5"/>│</text:p>
      <text:p text:style-name="P1">│ <text:s text:c="2"/>17 │ <text:s text:c="12"/>│ <text:s text:c="5"/>-&gt; <text:s text:c="5"/>│</text:p>
      <text:p text:style-name="P1">│ <text:s text:c="2"/>18 │ <text:s text:c="12"/>│ <text:s text:c="5"/>-&gt; <text:s text:c="5"/>│</text:p>
      <text:p text:style-name="P1">│ <text:s text:c="2"/>19 │ <text:s text:c="12"/>│ <text:s text:c="5"/>-&gt; <text:s text:c="5"/>│</text:p>
      <text:p text:style-name="P1">│ <text:s text:c="2"/>20 │ <text:s text:c="12"/>│ <text:s text:c="5"/>-&gt; <text:s text:c="5"/>│</text:p>
      <text:p text:style-name="P1">│ <text:s text:c="2"/>21 │ <text:s text:c="12"/>│ <text:s text:c="5"/>-&gt; <text:s text:c="5"/>│</text:p>
      <text:p text:style-name="P1">│ <text:s text:c="2"/>22 │ <text:s text:c="12"/>│ <text:s text:c="5"/>-&gt; <text:s text:c="5"/>│</text:p>
      <text:p text:style-name="P1">│ <text:s text:c="2"/>23 │ <text:s text:c="12"/>│ <text:s text:c="5"/>-&gt; <text:s text:c="5"/>│</text:p>
      <text:p text:style-name="P1">│ <text:s text:c="2"/>24 │ <text:s text:c="12"/>│ <text:s text:c="5"/>-&gt; <text:s text:c="5"/>│</text:p>
      <text:p text:style-name="P1">│ <text:s text:c="2"/>25 │ <text:s text:c="12"/>│ <text:s text:c="5"/>-&gt; <text:s text:c="5"/>│</text:p>
      <text:p text:style-name="P1">│ <text:s text:c="2"/>26 │ <text:s text:c="12"/>│ <text:s text:c="5"/>-&gt; <text:s text:c="5"/>│</text:p>
      <text:p text:style-name="P1">│ <text:s text:c="2"/>27 │ <text:s text:c="12"/>│ <text:s text:c="5"/>-&gt; <text:s text:c="5"/>│</text:p>
      <text:p text:style-name="P1">│ <text:s text:c="2"/>28 │ <text:s text:c="12"/>│ <text:s text:c="5"/>-&gt; <text:s text:c="5"/>│</text:p>
      <text:p text:style-name="P1">│ <text:s text:c="2"/>29 │ <text:s text:c="12"/>│ <text:s text:c="5"/>-&gt; <text:s text:c="5"/>│</text:p>
      <text:p text:style-name="P1">│ <text:s text:c="2"/>30 │ <text:s text:c="12"/>│ <text:s text:c="5"/>-&gt; <text:s text:c="5"/>│</text:p>
      <text:p text:style-name="P1">│ <text:s text:c="2"/>31 │ <text:s text:c="12"/>│ <text:s text:c="5"/>-&gt; <text:s text:c="5"/>│</text:p>
      <text:p text:style-name="P1">│ <text:s text:c="2"/>32 │ <text:s text:c="12"/>│ <text:s text:c="5"/>-&gt; <text:s text:c="5"/>│</text:p>
      <text:p text:style-name="P1">│ <text:s text:c="2"/>33 │ <text:s text:c="12"/>│ <text:s text:c="5"/>-&gt; <text:s text:c="5"/>│</text:p>
      <text:p text:style-name="P1">│ <text:s text:c="2"/>34 │ <text:s text:c="12"/>│ <text:s text:c="5"/>-&gt; <text:s text:c="5"/>│</text:p>
      <text:p text:style-name="P1">│ <text:s text:c="2"/>35 │ <text:s text:c="12"/>│ <text:s text:c="5"/>-&gt; <text:s text:c="5"/>│</text:p>
      <text:p text:style-name="P1">│ <text:s text:c="2"/>36 │ <text:s text:c="12"/>│ <text:s text:c="5"/>-&gt; <text:s text:c="5"/>│</text:p>
      <text:p text:style-name="P1">│ <text:s text:c="2"/>37 │ <text:s text:c="12"/>│ <text:s text:c="5"/>-&gt; <text:s text:c="5"/>│</text:p>
      <text:p text:style-name="P1">│ <text:s text:c="2"/>38 │ <text:s text:c="12"/>│ <text:s text:c="5"/>-&gt; <text:s text:c="5"/>│</text:p>
      <text:p text:style-name="P1">│ <text:s text:c="2"/>39 │ <text:s text:c="12"/>│ <text:s text:c="5"/>-&gt; <text:s text:c="5"/>│</text:p>
      <text:p text:style-name="P1">│ <text:s text:c="2"/>40 │ <text:s text:c="12"/>│ <text:s text:c="5"/>-&gt; <text:s text:c="5"/>│</text:p>
      <text:p text:style-name="P1">│ <text:s text:c="2"/>41 │ <text:s text:c="12"/>│ <text:s text:c="5"/>-&gt; <text:s text:c="5"/>│</text:p>
      <text:p text:style-name="P1">│ <text:s text:c="2"/>42 │ <text:s text:c="12"/>│ <text:s text:c="5"/>-&gt; <text:s text:c="5"/>│</text:p>
      <text:p text:style-name="P1">│ <text:s text:c="2"/>43 │ <text:s text:c="12"/>│ <text:s text:c="5"/>-&gt; <text:s text:c="5"/>│</text:p>
      <text:p text:style-name="P1">│ <text:s text:c="2"/>44 │ <text:s text:c="12"/>│ <text:s text:c="5"/>-&gt; <text:s text:c="5"/>│</text:p>
      <text:p text:style-name="P1">│ <text:s text:c="2"/>45 │ <text:s text:c="12"/>│ <text:s text:c="5"/>-&gt; <text:s text:c="5"/>│</text:p>
      <text:p text:style-name="P1">│ <text:s text:c="2"/>46 │ <text:s text:c="12"/>│ <text:s text:c="5"/>-&gt; <text:s text:c="5"/>│</text:p>
      <text:p text:style-name="P1">│ <text:s text:c="2"/>47 │ <text:s text:c="12"/>│ <text:s text:c="5"/>-&gt; <text:s text:c="5"/>│</text:p>
      <text:p text:style-name="P1">│ <text:s text:c="2"/>48 │ <text:s text:c="12"/>│ <text:s text:c="5"/>-&gt; <text:s text:c="5"/>│</text:p>
      <text:p text:style-name="P1">│ <text:s text:c="2"/>49 │ <text:s text:c="12"/>│ <text:s text:c="5"/>-&gt; <text:s text:c="5"/>│</text:p>
      <text:p text:style-name="P1">│ <text:s text:c="2"/>50 │ <text:s text:c="12"/>│ <text:s text:c="5"/>-&gt; <text:s text:c="5"/>│</text:p>
      <text:p text:style-name="P1">│ <text:s text:c="2"/>51 │ <text:s text:c="12"/>│ <text:s text:c="5"/>-&gt; <text:s text:c="5"/>│</text:p>
      <text:p text:style-name="P1">│ <text:s text:c="2"/>52 │ <text:s text:c="12"/>│ <text:s text:c="5"/>-&gt; <text:s text:c="5"/>│</text:p>
      <text:p text:style-name="P1">│ <text:s text:c="2"/>53 │ <text:s text:c="12"/>│ <text:s text:c="5"/>-&gt; <text:s text:c="5"/>│</text:p>
      <text:p text:style-name="P1">│ <text:s text:c="2"/>54 │ <text:s text:c="12"/>│ <text:s text:c="5"/>-&gt; <text:s text:c="5"/>│</text:p>
      <text:p text:style-name="P1">│ <text:s text:c="2"/>55 │ <text:s text:c="12"/>│ <text:s text:c="5"/>-&gt; <text:s text:c="5"/>│</text:p>
      <text:p text:style-name="P1">│ <text:s text:c="2"/>56 │ <text:s text:c="12"/>│ <text:s text:c="5"/>-&gt; <text:s text:c="5"/>│</text:p>
      <text:p text:style-name="P1">│ <text:s text:c="2"/>57 │ <text:s text:c="12"/>│ <text:s text:c="5"/>-&gt; <text:s text:c="5"/>│</text:p>
      <text:p text:style-name="P1">│ <text:s text:c="2"/>58 │ <text:s text:c="12"/>│ <text:s text:c="5"/>-&gt; <text:s text:c="5"/>│</text:p>
      <text:p text:style-name="P1">│ <text:s text:c="2"/>59 │ <text:s text:c="12"/>│ <text:s text:c="5"/>-&gt; <text:s text:c="5"/>│</text:p>
      <text:p text:style-name="P1">│ <text:s text:c="2"/>60 │ <text:s text:c="12"/>│ <text:s text:c="5"/>-&gt; <text:s text:c="5"/>│</text:p>
      <text:p text:style-name="P1">│ <text:s text:c="2"/>61 │ <text:s text:c="12"/>│ <text:s text:c="5"/>-&gt; <text:s text:c="5"/>│</text:p>
      <text:p text:style-name="P1">│ <text:s text:c="2"/>62 │ <text:s text:c="12"/>│ <text:s text:c="5"/>-&gt; <text:s text:c="5"/>│</text:p>
      <text:p text:style-name="P1">│ <text:s text:c="2"/>63 │ <text:s text:c="12"/>│ <text:s text:c="5"/>-&gt; <text:s text:c="5"/>│</text:p>
      <text:p text:style-name="P1">└──────┴─────────────┴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4T13:30:55.406682347</dc:date>
    <meta:editing-duration>PT5M43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125" meta:word-count="660" meta:character-count="4325" meta:non-whitespace-character-count="1410"/>
  </office:meta>
</office:document-meta>
</file>